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95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342cm"/>
    </style:style>
    <style:style style:name="co6" style:family="table-column">
      <style:table-column-properties fo:break-before="auto" style:column-width="0.552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 style:data-style-name="N114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calcext:value-type="string">
            <text:p>Отсчет сигнала</text:p>
          </table:table-cell>
          <table:table-cell office:value-type="string" calcext:value-type="string">
            <text:p>UВХ(пиксели)</text:p>
          </table:table-cell>
          <table:table-cell office:value-type="string" calcext:value-type="string">
            <text:p>UВХ(t), В</text:p>
          </table:table-cell>
          <table:table-cell office:value-type="string" calcext:value-type="string">
            <text:p>UКВ(t),В</text:p>
          </table:table-cell>
          <table:table-cell office:value-type="string" calcext:value-type="string">
            <text:p>ΔКВ(t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Двоичный код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style-name="ce2" table:formula="of:=-([.B2]-3000)*0.0005" office:value-type="float" office:value="-0" calcext:value-type="float">
            <text:p>0,000</text:p>
          </table:table-cell>
          <table:table-cell table:style-name="ce2" table:formula="of:=CEILING([.C2]/0.082)*0.08125" office:value-type="float" office:value="0" calcext:value-type="float">
            <text:p>0,000</text:p>
          </table:table-cell>
          <table:table-cell table:style-name="ce3" table:formula="of:=[.C2]-[.D2]" office:value-type="float" office:value="-0" calcext:value-type="float">
            <text:p>0,00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58" calcext:value-type="float">
            <text:p>2458</text:p>
          </table:table-cell>
          <table:table-cell table:style-name="ce2" table:formula="of:=-([.B3]-3000)*0.0005" office:value-type="float" office:value="0.271" calcext:value-type="float">
            <text:p>0,271</text:p>
          </table:table-cell>
          <table:table-cell table:style-name="ce2" table:formula="of:=CEILING([.C3]/0.082)*0.08125" office:value-type="float" office:value="0.325" calcext:value-type="float">
            <text:p>0,325</text:p>
          </table:table-cell>
          <table:table-cell table:style-name="ce3" table:formula="of:=[.C3]-[.D3]" office:value-type="float" office:value="-0.054" calcext:value-type="float">
            <text:p>-0,05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15" calcext:value-type="float">
            <text:p>1915</text:p>
          </table:table-cell>
          <table:table-cell table:style-name="ce2" table:formula="of:=-([.B4]-3000)*0.0005" office:value-type="float" office:value="0.5425" calcext:value-type="float">
            <text:p>0,543</text:p>
          </table:table-cell>
          <table:table-cell table:style-name="ce2" table:formula="of:=CEILING([.C4]/0.082)*0.08125" office:value-type="float" office:value="0.56875" calcext:value-type="float">
            <text:p>0,569</text:p>
          </table:table-cell>
          <table:table-cell table:style-name="ce3" table:formula="of:=[.C4]-[.D4]" office:value-type="float" office:value="-0.02625" calcext:value-type="float">
            <text:p>-0,03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51" calcext:value-type="float">
            <text:p>1451</text:p>
          </table:table-cell>
          <table:table-cell table:style-name="ce2" table:formula="of:=-([.B5]-3000)*0.0005" office:value-type="float" office:value="0.7745" calcext:value-type="float">
            <text:p>0,775</text:p>
          </table:table-cell>
          <table:table-cell table:style-name="ce2" table:formula="of:=CEILING([.C5]/0.082)*0.08125" office:value-type="float" office:value="0.8125" calcext:value-type="float">
            <text:p>0,813</text:p>
          </table:table-cell>
          <table:table-cell table:style-name="ce3" table:formula="of:=[.C5]-[.D5]" office:value-type="float" office:value="-0.038" calcext:value-type="float">
            <text:p>-0,04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31" calcext:value-type="float">
            <text:p>1031</text:p>
          </table:table-cell>
          <table:table-cell table:style-name="ce2" table:formula="of:=-([.B6]-3000)*0.0005" office:value-type="float" office:value="0.9845" calcext:value-type="float">
            <text:p>0,985</text:p>
          </table:table-cell>
          <table:table-cell table:style-name="ce2" table:formula="of:=CEILING([.C6]/0.082)*0.08125" office:value-type="float" office:value="1.05625" calcext:value-type="float">
            <text:p>1,056</text:p>
          </table:table-cell>
          <table:table-cell table:style-name="ce3" table:formula="of:=[.C6]-[.D6]" office:value-type="float" office:value="-0.0717500000000001" calcext:value-type="float">
            <text:p>-0,07</text:p>
          </table:table-cell>
          <table:table-cell table:number-columns-repeated="1637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12" calcext:value-type="float">
            <text:p>712</text:p>
          </table:table-cell>
          <table:table-cell table:style-name="ce2" table:formula="of:=-([.B7]-3000)*0.0005" office:value-type="float" office:value="1.144" calcext:value-type="float">
            <text:p>1,144</text:p>
          </table:table-cell>
          <table:table-cell table:style-name="ce2" table:formula="of:=CEILING([.C7]/0.082)*0.08125" office:value-type="float" office:value="1.1375" calcext:value-type="float">
            <text:p>1,138</text:p>
          </table:table-cell>
          <table:table-cell table:style-name="ce3" table:formula="of:=[.C7]-[.D7]" office:value-type="float" office:value="0.00650000000000017" calcext:value-type="float">
            <text:p>0,01</text:p>
          </table:table-cell>
          <table:table-cell table:number-columns-repeated="1637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6" calcext:value-type="float">
            <text:p>496</text:p>
          </table:table-cell>
          <table:table-cell table:style-name="ce2" table:formula="of:=-([.B8]-3000)*0.0005" office:value-type="float" office:value="1.252" calcext:value-type="float">
            <text:p>1,252</text:p>
          </table:table-cell>
          <table:table-cell table:style-name="ce2" table:formula="of:=CEILING([.C8]/0.082)*0.08125" office:value-type="float" office:value="1.3" calcext:value-type="float">
            <text:p>1,300</text:p>
          </table:table-cell>
          <table:table-cell table:style-name="ce3" table:formula="of:=[.C8]-[.D8]" office:value-type="float" office:value="-0.048" calcext:value-type="float">
            <text:p>-0,05</text:p>
          </table:table-cell>
          <table:table-cell table:number-columns-repeated="1637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6" calcext:value-type="float">
            <text:p>426</text:p>
          </table:table-cell>
          <table:table-cell table:style-name="ce2" table:formula="of:=-([.B9]-3000)*0.0005" office:value-type="float" office:value="1.287" calcext:value-type="float">
            <text:p>1,287</text:p>
          </table:table-cell>
          <table:table-cell table:style-name="ce2" table:formula="of:=CEILING([.C9]/0.082)*0.08125" office:value-type="float" office:value="1.3" calcext:value-type="float">
            <text:p>1,300</text:p>
          </table:table-cell>
          <table:table-cell table:style-name="ce3" table:formula="of:=[.C9]-[.D9]" office:value-type="float" office:value="-0.0130000000000001" calcext:value-type="float">
            <text:p>-0,01</text:p>
          </table:table-cell>
          <table:table-cell table:number-columns-repeated="1637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1" calcext:value-type="float">
            <text:p>451</text:p>
          </table:table-cell>
          <table:table-cell table:style-name="ce2" table:formula="of:=-([.B10]-3000)*0.0005" office:value-type="float" office:value="1.2745" calcext:value-type="float">
            <text:p>1,275</text:p>
          </table:table-cell>
          <table:table-cell table:style-name="ce2" table:formula="of:=CEILING([.C10]/0.082)*0.08125" office:value-type="float" office:value="1.3" calcext:value-type="float">
            <text:p>1,300</text:p>
          </table:table-cell>
          <table:table-cell table:style-name="ce3" table:formula="of:=[.C10]-[.D10]" office:value-type="float" office:value="-0.0255000000000001" calcext:value-type="float">
            <text:p>-0,03</text:p>
          </table:table-cell>
          <table:table-cell table:number-columns-repeated="1637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2" calcext:value-type="float">
            <text:p>572</text:p>
          </table:table-cell>
          <table:table-cell table:style-name="ce2" table:formula="of:=-([.B11]-3000)*0.0005" office:value-type="float" office:value="1.214" calcext:value-type="float">
            <text:p>1,214</text:p>
          </table:table-cell>
          <table:table-cell table:style-name="ce2" table:formula="of:=CEILING([.C11]/0.082)*0.08125" office:value-type="float" office:value="1.21875" calcext:value-type="float">
            <text:p>1,219</text:p>
          </table:table-cell>
          <table:table-cell table:style-name="ce3" table:formula="of:=[.C11]-[.D11]" office:value-type="float" office:value="-0.00475000000000003" calcext:value-type="float">
            <text:p>0,00</text:p>
          </table:table-cell>
          <table:table-cell table:number-columns-repeated="1637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2" calcext:value-type="float">
            <text:p>742</text:p>
          </table:table-cell>
          <table:table-cell table:style-name="ce2" table:formula="of:=-([.B12]-3000)*0.0005" office:value-type="float" office:value="1.129" calcext:value-type="float">
            <text:p>1,129</text:p>
          </table:table-cell>
          <table:table-cell table:style-name="ce2" table:formula="of:=CEILING([.C12]/0.082)*0.08125" office:value-type="float" office:value="1.1375" calcext:value-type="float">
            <text:p>1,138</text:p>
          </table:table-cell>
          <table:table-cell table:style-name="ce3" table:formula="of:=[.C12]-[.D12]" office:value-type="float" office:value="-0.00849999999999995" calcext:value-type="float">
            <text:p>-0,01</text:p>
          </table:table-cell>
          <table:table-cell table:number-columns-repeated="1637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31" calcext:value-type="float">
            <text:p>1031</text:p>
          </table:table-cell>
          <table:table-cell table:style-name="ce2" table:formula="of:=-([.B13]-3000)*0.0005" office:value-type="float" office:value="0.9845" calcext:value-type="float">
            <text:p>0,985</text:p>
          </table:table-cell>
          <table:table-cell table:style-name="ce2" table:formula="of:=CEILING([.C13]/0.082)*0.08125" office:value-type="float" office:value="1.05625" calcext:value-type="float">
            <text:p>1,056</text:p>
          </table:table-cell>
          <table:table-cell table:style-name="ce3" table:formula="of:=[.C13]-[.D13]" office:value-type="float" office:value="-0.0717500000000001" calcext:value-type="float">
            <text:p>-0,07</text:p>
          </table:table-cell>
          <table:table-cell table:number-columns-repeated="1637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25" calcext:value-type="float">
            <text:p>1325</text:p>
          </table:table-cell>
          <table:table-cell table:style-name="ce2" table:formula="of:=-([.B14]-3000)*0.0005" office:value-type="float" office:value="0.8375" calcext:value-type="float">
            <text:p>0,838</text:p>
          </table:table-cell>
          <table:table-cell table:style-name="ce2" table:formula="of:=CEILING([.C14]/0.082)*0.08125" office:value-type="float" office:value="0.89375" calcext:value-type="float">
            <text:p>0,894</text:p>
          </table:table-cell>
          <table:table-cell table:style-name="ce3" table:formula="of:=[.C14]-[.D14]" office:value-type="float" office:value="-0.05625" calcext:value-type="float">
            <text:p>-0,06</text:p>
          </table:table-cell>
          <table:table-cell table:number-columns-repeated="1637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24" calcext:value-type="float">
            <text:p>1624</text:p>
          </table:table-cell>
          <table:table-cell table:style-name="ce2" table:formula="of:=-([.B15]-3000)*0.0005" office:value-type="float" office:value="0.688" calcext:value-type="float">
            <text:p>0,688</text:p>
          </table:table-cell>
          <table:table-cell table:style-name="ce2" table:formula="of:=CEILING([.C15]/0.082)*0.08125" office:value-type="float" office:value="0.73125" calcext:value-type="float">
            <text:p>0,731</text:p>
          </table:table-cell>
          <table:table-cell table:style-name="ce3" table:formula="of:=[.C15]-[.D15]" office:value-type="float" office:value="-0.04325" calcext:value-type="float">
            <text:p>-0,04</text:p>
          </table:table-cell>
          <table:table-cell table:number-columns-repeated="1637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58" calcext:value-type="float">
            <text:p>1958</text:p>
          </table:table-cell>
          <table:table-cell table:style-name="ce2" table:formula="of:=-([.B16]-3000)*0.0005" office:value-type="float" office:value="0.521" calcext:value-type="float">
            <text:p>0,521</text:p>
          </table:table-cell>
          <table:table-cell table:style-name="ce2" table:formula="of:=CEILING([.C16]/0.082)*0.08125" office:value-type="float" office:value="0.56875" calcext:value-type="float">
            <text:p>0,569</text:p>
          </table:table-cell>
          <table:table-cell table:style-name="ce3" table:formula="of:=[.C16]-[.D16]" office:value-type="float" office:value="-0.04775" calcext:value-type="float">
            <text:p>-0,05</text:p>
          </table:table-cell>
          <table:table-cell table:number-columns-repeated="1637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57" calcext:value-type="float">
            <text:p>2257</text:p>
          </table:table-cell>
          <table:table-cell table:style-name="ce2" table:formula="of:=-([.B17]-3000)*0.0005" office:value-type="float" office:value="0.3715" calcext:value-type="float">
            <text:p>0,372</text:p>
          </table:table-cell>
          <table:table-cell table:style-name="ce2" table:formula="of:=CEILING([.C17]/0.082)*0.08125" office:value-type="float" office:value="0.40625" calcext:value-type="float">
            <text:p>0,406</text:p>
          </table:table-cell>
          <table:table-cell table:style-name="ce3" table:formula="of:=[.C17]-[.D17]" office:value-type="float" office:value="-0.03475" calcext:value-type="float">
            <text:p>-0,03</text:p>
          </table:table-cell>
          <table:table-cell table:number-columns-repeated="1637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18" calcext:value-type="float">
            <text:p>2518</text:p>
          </table:table-cell>
          <table:table-cell table:style-name="ce2" table:formula="of:=-([.B18]-3000)*0.0005" office:value-type="float" office:value="0.241" calcext:value-type="float">
            <text:p>0,241</text:p>
          </table:table-cell>
          <table:table-cell table:style-name="ce2" table:formula="of:=CEILING([.C18]/0.082)*0.08125" office:value-type="float" office:value="0.24375" calcext:value-type="float">
            <text:p>0,244</text:p>
          </table:table-cell>
          <table:table-cell table:style-name="ce3" table:formula="of:=[.C18]-[.D18]" office:value-type="float" office:value="-0.00275000000000003" calcext:value-type="float">
            <text:p>0,00</text:p>
          </table:table-cell>
          <table:table-cell table:number-columns-repeated="1637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86" calcext:value-type="float">
            <text:p>2686</text:p>
          </table:table-cell>
          <table:table-cell table:style-name="ce2" table:formula="of:=-([.B19]-3000)*0.0005" office:value-type="float" office:value="0.157" calcext:value-type="float">
            <text:p>0,157</text:p>
          </table:table-cell>
          <table:table-cell table:style-name="ce2" table:formula="of:=CEILING([.C19]/0.082)*0.08125" office:value-type="float" office:value="0.1625" calcext:value-type="float">
            <text:p>0,163</text:p>
          </table:table-cell>
          <table:table-cell table:style-name="ce3" table:formula="of:=[.C19]-[.D19]" office:value-type="float" office:value="-0.00550000000000001" calcext:value-type="float">
            <text:p>-0,01</text:p>
          </table:table-cell>
          <table:table-cell table:number-columns-repeated="1637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63" calcext:value-type="float">
            <text:p>2863</text:p>
          </table:table-cell>
          <table:table-cell table:style-name="ce2" table:formula="of:=-([.B20]-3000)*0.0005" office:value-type="float" office:value="0.0685" calcext:value-type="float">
            <text:p>0,069</text:p>
          </table:table-cell>
          <table:table-cell table:style-name="ce2" table:formula="of:=CEILING([.C20]/0.082)*0.08125" office:value-type="float" office:value="0.08125" calcext:value-type="float">
            <text:p>0,081</text:p>
          </table:table-cell>
          <table:table-cell table:style-name="ce3" table:formula="of:=[.C20]-[.D20]" office:value-type="float" office:value="-0.01275" calcext:value-type="float">
            <text:p>-0,01</text:p>
          </table:table-cell>
          <table:table-cell table:number-columns-repeated="1637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63" calcext:value-type="float">
            <text:p>2963</text:p>
          </table:table-cell>
          <table:table-cell table:style-name="ce2" table:formula="of:=-([.B21]-3000)*0.0005" office:value-type="float" office:value="0.0185" calcext:value-type="float">
            <text:p>0,019</text:p>
          </table:table-cell>
          <table:table-cell table:style-name="ce2" table:formula="of:=CEILING([.C21]/0.082)*0.08125" office:value-type="float" office:value="0.08125" calcext:value-type="float">
            <text:p>0,081</text:p>
          </table:table-cell>
          <table:table-cell table:style-name="ce3" table:formula="of:=[.C21]-[.D21]" office:value-type="float" office:value="-0.06275" calcext:value-type="float">
            <text:p>-0,06</text:p>
          </table:table-cell>
          <table:table-cell table:number-columns-repeated="1637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89" calcext:value-type="float">
            <text:p>2989</text:p>
          </table:table-cell>
          <table:table-cell table:style-name="ce2" table:formula="of:=-([.B22]-3000)*0.0005" office:value-type="float" office:value="0.0055" calcext:value-type="float">
            <text:p>0,006</text:p>
          </table:table-cell>
          <table:table-cell table:style-name="ce2" table:formula="of:=CEILING([.C22]/0.082)*0.08125" office:value-type="float" office:value="0.08125" calcext:value-type="float">
            <text:p>0,081</text:p>
          </table:table-cell>
          <table:table-cell table:style-name="ce3" table:formula="of:=[.C22]-[.D22]" office:value-type="float" office:value="-0.07575" calcext:value-type="float">
            <text:p>-0,08</text:p>
          </table:table-cell>
          <table:table-cell table:number-columns-repeated="1637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00" calcext:value-type="float">
            <text:p>3000</text:p>
          </table:table-cell>
          <table:table-cell table:style-name="ce2" table:formula="of:=-([.B23]-3000)*0.0005" office:value-type="float" office:value="-0" calcext:value-type="float">
            <text:p>0,000</text:p>
          </table:table-cell>
          <table:table-cell table:style-name="ce2" table:formula="of:=CEILING([.C23]/0.082)*0.08125" office:value-type="float" office:value="0" calcext:value-type="float">
            <text:p>0,000</text:p>
          </table:table-cell>
          <table:table-cell table:style-name="ce3" table:formula="of:=[.C23]-[.D23]" office:value-type="float" office:value="-0" calcext:value-type="float">
            <text:p>0,00</text:p>
          </table:table-cell>
          <table:table-cell table:number-columns-repeated="1637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00" calcext:value-type="float">
            <text:p>3000</text:p>
          </table:table-cell>
          <table:table-cell table:style-name="ce2" table:formula="of:=-([.B24]-3000)*0.0005" office:value-type="float" office:value="-0" calcext:value-type="float">
            <text:p>0,000</text:p>
          </table:table-cell>
          <table:table-cell table:style-name="ce2" table:formula="of:=CEILING([.C24]/0.082)*0.08125" office:value-type="float" office:value="0" calcext:value-type="float">
            <text:p>0,000</text:p>
          </table:table-cell>
          <table:table-cell table:style-name="ce3" table:formula="of:=[.C24]-[.D24]" office:value-type="float" office:value="-0" calcext:value-type="float">
            <text:p>0,00</text:p>
          </table:table-cell>
          <table:table-cell table:number-columns-repeated="1637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15" calcext:value-type="float">
            <text:p>3015</text:p>
          </table:table-cell>
          <table:table-cell table:style-name="ce2" table:formula="of:=-([.B25]-3000)*0.0005" office:value-type="float" office:value="-0.0075" calcext:value-type="float">
            <text:p>-0,008</text:p>
          </table:table-cell>
          <table:table-cell table:style-name="ce2" table:formula="of:=CEILING([.C25]/0.082)*0.08125" office:value-type="float" office:value="-0" calcext:value-type="float">
            <text:p>0,000</text:p>
          </table:table-cell>
          <table:table-cell table:style-name="ce3" table:formula="of:=[.C25]-[.D25]" office:value-type="float" office:value="-0.0075" calcext:value-type="float">
            <text:p>-0,01</text:p>
          </table:table-cell>
          <table:table-cell table:number-columns-repeated="1637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41" calcext:value-type="float">
            <text:p>3041</text:p>
          </table:table-cell>
          <table:table-cell table:style-name="ce2" table:formula="of:=-([.B26]-3000)*0.0005" office:value-type="float" office:value="-0.0205" calcext:value-type="float">
            <text:p>-0,021</text:p>
          </table:table-cell>
          <table:table-cell table:style-name="ce2" table:formula="of:=CEILING([.C26]/0.082)*0.08125" office:value-type="float" office:value="-0" calcext:value-type="float">
            <text:p>0,000</text:p>
          </table:table-cell>
          <table:table-cell table:style-name="ce3" table:formula="of:=[.C26]-[.D26]" office:value-type="float" office:value="-0.0205" calcext:value-type="float">
            <text:p>-0,02</text:p>
          </table:table-cell>
          <table:table-cell table:number-columns-repeated="1637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95" calcext:value-type="float">
            <text:p>3095</text:p>
          </table:table-cell>
          <table:table-cell table:style-name="ce2" table:formula="of:=-([.B27]-3000)*0.0005" office:value-type="float" office:value="-0.0475" calcext:value-type="float">
            <text:p>-0,048</text:p>
          </table:table-cell>
          <table:table-cell table:style-name="ce2" table:formula="of:=CEILING([.C27]/0.082)*0.08125" office:value-type="float" office:value="-0" calcext:value-type="float">
            <text:p>0,000</text:p>
          </table:table-cell>
          <table:table-cell table:style-name="ce3" table:formula="of:=[.C27]-[.D27]" office:value-type="float" office:value="-0.0475" calcext:value-type="float">
            <text:p>-0,05</text:p>
          </table:table-cell>
          <table:table-cell table:number-columns-repeated="1637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94" calcext:value-type="float">
            <text:p>3194</text:p>
          </table:table-cell>
          <table:table-cell table:style-name="ce2" table:formula="of:=-([.B28]-3000)*0.0005" office:value-type="float" office:value="-0.097" calcext:value-type="float">
            <text:p>-0,097</text:p>
          </table:table-cell>
          <table:table-cell table:style-name="ce2" table:formula="of:=CEILING([.C28]/0.082)*0.08125" office:value-type="float" office:value="-0.08125" calcext:value-type="float">
            <text:p>-0,081</text:p>
          </table:table-cell>
          <table:table-cell table:style-name="ce3" table:formula="of:=[.C28]-[.D28]" office:value-type="float" office:value="-0.01575" calcext:value-type="float">
            <text:p>-0,02</text:p>
          </table:table-cell>
          <table:table-cell table:number-columns-repeated="1637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361" calcext:value-type="float">
            <text:p>3361</text:p>
          </table:table-cell>
          <table:table-cell table:style-name="ce2" table:formula="of:=-([.B29]-3000)*0.0005" office:value-type="float" office:value="-0.1805" calcext:value-type="float">
            <text:p>-0,181</text:p>
          </table:table-cell>
          <table:table-cell table:style-name="ce2" table:formula="of:=CEILING([.C29]/0.082)*0.08125" office:value-type="float" office:value="-0.1625" calcext:value-type="float">
            <text:p>-0,163</text:p>
          </table:table-cell>
          <table:table-cell table:style-name="ce3" table:formula="of:=[.C29]-[.D29]" office:value-type="float" office:value="-0.018" calcext:value-type="float">
            <text:p>-0,02</text:p>
          </table:table-cell>
          <table:table-cell table:number-columns-repeated="1637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548" calcext:value-type="float">
            <text:p>3548</text:p>
          </table:table-cell>
          <table:table-cell table:style-name="ce2" table:formula="of:=-([.B30]-3000)*0.0005" office:value-type="float" office:value="-0.274" calcext:value-type="float">
            <text:p>-0,274</text:p>
          </table:table-cell>
          <table:table-cell table:style-name="ce2" table:formula="of:=CEILING([.C30]/0.082)*0.08125" office:value-type="float" office:value="-0.24375" calcext:value-type="float">
            <text:p>-0,244</text:p>
          </table:table-cell>
          <table:table-cell table:style-name="ce3" table:formula="of:=[.C30]-[.D30]" office:value-type="float" office:value="-0.03025" calcext:value-type="float">
            <text:p>-0,03</text:p>
          </table:table-cell>
          <table:table-cell table:number-columns-repeated="1637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88" calcext:value-type="float">
            <text:p>3788</text:p>
          </table:table-cell>
          <table:table-cell table:style-name="ce2" table:formula="of:=-([.B31]-3000)*0.0005" office:value-type="float" office:value="-0.394" calcext:value-type="float">
            <text:p>-0,394</text:p>
          </table:table-cell>
          <table:table-cell table:style-name="ce2" table:formula="of:=CEILING([.C31]/0.082)*0.08125" office:value-type="float" office:value="-0.325" calcext:value-type="float">
            <text:p>-0,325</text:p>
          </table:table-cell>
          <table:table-cell table:style-name="ce3" table:formula="of:=[.C31]-[.D31]" office:value-type="float" office:value="-0.069" calcext:value-type="float">
            <text:p>-0,07</text:p>
          </table:table-cell>
          <table:table-cell table:number-columns-repeated="1637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77" calcext:value-type="float">
            <text:p>4077</text:p>
          </table:table-cell>
          <table:table-cell table:style-name="ce2" table:formula="of:=-([.B32]-3000)*0.0005" office:value-type="float" office:value="-0.5385" calcext:value-type="float">
            <text:p>-0,539</text:p>
          </table:table-cell>
          <table:table-cell table:style-name="ce2" table:formula="of:=CEILING([.C32]/0.082)*0.08125" office:value-type="float" office:value="-0.4875" calcext:value-type="float">
            <text:p>-0,488</text:p>
          </table:table-cell>
          <table:table-cell table:style-name="ce3" table:formula="of:=[.C32]-[.D32]" office:value-type="float" office:value="-0.0509999999999999" calcext:value-type="float">
            <text:p>-0,05</text:p>
          </table:table-cell>
          <table:table-cell table:number-columns-repeated="1637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00" calcext:value-type="float">
            <text:p>4400</text:p>
          </table:table-cell>
          <table:table-cell table:style-name="ce2" table:formula="of:=-([.B33]-3000)*0.0005" office:value-type="float" office:value="-0.7" calcext:value-type="float">
            <text:p>-0,700</text:p>
          </table:table-cell>
          <table:table-cell table:style-name="ce2" table:formula="of:=CEILING([.C33]/0.082)*0.08125" office:value-type="float" office:value="-0.65" calcext:value-type="float">
            <text:p>-0,650</text:p>
          </table:table-cell>
          <table:table-cell table:style-name="ce3" table:formula="of:=[.C33]-[.D33]" office:value-type="float" office:value="-0.05" calcext:value-type="float">
            <text:p>-0,05</text:p>
          </table:table-cell>
          <table:table-cell table:number-columns-repeated="1637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710" calcext:value-type="float">
            <text:p>4710</text:p>
          </table:table-cell>
          <table:table-cell table:style-name="ce2" table:formula="of:=-([.B34]-3000)*0.0005" office:value-type="float" office:value="-0.855" calcext:value-type="float">
            <text:p>-0,855</text:p>
          </table:table-cell>
          <table:table-cell table:style-name="ce2" table:formula="of:=CEILING([.C34]/0.082)*0.08125" office:value-type="float" office:value="-0.8125" calcext:value-type="float">
            <text:p>-0,813</text:p>
          </table:table-cell>
          <table:table-cell table:style-name="ce3" table:formula="of:=[.C34]-[.D34]" office:value-type="float" office:value="-0.0425" calcext:value-type="float">
            <text:p>-0,04</text:p>
          </table:table-cell>
          <table:table-cell table:number-columns-repeated="1637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53" calcext:value-type="float">
            <text:p>5053</text:p>
          </table:table-cell>
          <table:table-cell table:style-name="ce2" table:formula="of:=-([.B35]-3000)*0.0005" office:value-type="float" office:value="-1.0265" calcext:value-type="float">
            <text:p>-1,027</text:p>
          </table:table-cell>
          <table:table-cell table:style-name="ce2" table:formula="of:=CEILING([.C35]/0.082)*0.08125" office:value-type="float" office:value="-0.975" calcext:value-type="float">
            <text:p>-0,975</text:p>
          </table:table-cell>
          <table:table-cell table:style-name="ce3" table:formula="of:=[.C35]-[.D35]" office:value-type="float" office:value="-0.0514999999999999" calcext:value-type="float">
            <text:p>-0,05</text:p>
          </table:table-cell>
          <table:table-cell table:number-columns-repeated="1637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284" calcext:value-type="float">
            <text:p>5284</text:p>
          </table:table-cell>
          <table:table-cell table:style-name="ce2" table:formula="of:=-([.B36]-3000)*0.0005" office:value-type="float" office:value="-1.142" calcext:value-type="float">
            <text:p>-1,142</text:p>
          </table:table-cell>
          <table:table-cell table:style-name="ce2" table:formula="of:=CEILING([.C36]/0.082)*0.08125" office:value-type="float" office:value="-1.05625" calcext:value-type="float">
            <text:p>-1,056</text:p>
          </table:table-cell>
          <table:table-cell table:style-name="ce3" table:formula="of:=[.C36]-[.D36]" office:value-type="float" office:value="-0.08575" calcext:value-type="float">
            <text:p>-0,09</text:p>
          </table:table-cell>
          <table:table-cell table:number-columns-repeated="1637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450" calcext:value-type="float">
            <text:p>5450</text:p>
          </table:table-cell>
          <table:table-cell table:style-name="ce2" table:formula="of:=-([.B37]-3000)*0.0005" office:value-type="float" office:value="-1.225" calcext:value-type="float">
            <text:p>-1,225</text:p>
          </table:table-cell>
          <table:table-cell table:style-name="ce2" table:formula="of:=CEILING([.C37]/0.082)*0.08125" office:value-type="float" office:value="-1.1375" calcext:value-type="float">
            <text:p>-1,138</text:p>
          </table:table-cell>
          <table:table-cell table:style-name="ce3" table:formula="of:=[.C37]-[.D37]" office:value-type="float" office:value="-0.0875000000000001" calcext:value-type="float">
            <text:p>-0,09</text:p>
          </table:table-cell>
          <table:table-cell table:number-columns-repeated="1637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91" calcext:value-type="float">
            <text:p>5591</text:p>
          </table:table-cell>
          <table:table-cell table:style-name="ce2" table:formula="of:=-([.B38]-3000)*0.0005" office:value-type="float" office:value="-1.2955" calcext:value-type="float">
            <text:p>-1,296</text:p>
          </table:table-cell>
          <table:table-cell table:style-name="ce2" table:formula="of:=CEILING([.C38]/0.082)*0.08125" office:value-type="float" office:value="-1.21875" calcext:value-type="float">
            <text:p>-1,219</text:p>
          </table:table-cell>
          <table:table-cell table:style-name="ce3" table:formula="of:=[.C38]-[.D38]" office:value-type="float" office:value="-0.0767500000000001" calcext:value-type="float">
            <text:p>-0,08</text:p>
          </table:table-cell>
          <table:table-cell table:number-columns-repeated="1637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595" calcext:value-type="float">
            <text:p>5595</text:p>
          </table:table-cell>
          <table:table-cell table:style-name="ce2" table:formula="of:=-([.B39]-3000)*0.0005" office:value-type="float" office:value="-1.2975" calcext:value-type="float">
            <text:p>-1,298</text:p>
          </table:table-cell>
          <table:table-cell table:style-name="ce2" table:formula="of:=CEILING([.C39]/0.082)*0.08125" office:value-type="float" office:value="-1.21875" calcext:value-type="float">
            <text:p>-1,219</text:p>
          </table:table-cell>
          <table:table-cell table:style-name="ce3" table:formula="of:=[.C39]-[.D39]" office:value-type="float" office:value="-0.0787500000000001" calcext:value-type="float">
            <text:p>-0,08</text:p>
          </table:table-cell>
          <table:table-cell table:number-columns-repeated="1637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439" calcext:value-type="float">
            <text:p>5439</text:p>
          </table:table-cell>
          <table:table-cell table:style-name="ce2" table:formula="of:=-([.B40]-3000)*0.0005" office:value-type="float" office:value="-1.2195" calcext:value-type="float">
            <text:p>-1,220</text:p>
          </table:table-cell>
          <table:table-cell table:style-name="ce2" table:formula="of:=CEILING([.C40]/0.082)*0.08125" office:value-type="float" office:value="-1.1375" calcext:value-type="float">
            <text:p>-1,138</text:p>
          </table:table-cell>
          <table:table-cell table:style-name="ce3" table:formula="of:=[.C40]-[.D40]" office:value-type="float" office:value="-0.0820000000000001" calcext:value-type="float">
            <text:p>-0,08</text:p>
          </table:table-cell>
          <table:table-cell table:number-columns-repeated="1637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84" calcext:value-type="float">
            <text:p>5284</text:p>
          </table:table-cell>
          <table:table-cell table:style-name="ce2" table:formula="of:=-([.B41]-3000)*0.0005" office:value-type="float" office:value="-1.142" calcext:value-type="float">
            <text:p>-1,142</text:p>
          </table:table-cell>
          <table:table-cell table:style-name="ce2" table:formula="of:=CEILING([.C41]/0.082)*0.08125" office:value-type="float" office:value="-1.05625" calcext:value-type="float">
            <text:p>-1,056</text:p>
          </table:table-cell>
          <table:table-cell table:style-name="ce3" table:formula="of:=[.C41]-[.D41]" office:value-type="float" office:value="-0.08575" calcext:value-type="float">
            <text:p>-0,09</text:p>
          </table:table-cell>
          <table:table-cell table:number-columns-repeated="1637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990" calcext:value-type="float">
            <text:p>4990</text:p>
          </table:table-cell>
          <table:table-cell table:style-name="ce2" table:formula="of:=-([.B42]-3000)*0.0005" office:value-type="float" office:value="-0.995" calcext:value-type="float">
            <text:p>-0,995</text:p>
          </table:table-cell>
          <table:table-cell table:style-name="ce2" table:formula="of:=CEILING([.C42]/0.082)*0.08125" office:value-type="float" office:value="-0.975" calcext:value-type="float">
            <text:p>-0,975</text:p>
          </table:table-cell>
          <table:table-cell table:style-name="ce3" table:formula="of:=[.C42]-[.D42]" office:value-type="float" office:value="-0.0199999999999999" calcext:value-type="float">
            <text:p>-0,02</text:p>
          </table:table-cell>
          <table:table-cell table:number-columns-repeated="1637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15" calcext:value-type="float">
            <text:p>4115</text:p>
          </table:table-cell>
          <table:table-cell table:style-name="ce2" table:formula="of:=-([.B43]-3000)*0.0005" office:value-type="float" office:value="-0.5575" calcext:value-type="float">
            <text:p>-0,558</text:p>
          </table:table-cell>
          <table:table-cell table:style-name="ce2" table:formula="of:=CEILING([.C43]/0.082)*0.08125" office:value-type="float" office:value="-0.4875" calcext:value-type="float">
            <text:p>-0,488</text:p>
          </table:table-cell>
          <table:table-cell table:style-name="ce3" table:formula="of:=[.C43]-[.D43]" office:value-type="float" office:value="-0.07" calcext:value-type="float">
            <text:p>-0,07</text:p>
          </table:table-cell>
          <table:table-cell table:number-columns-repeated="16379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ист2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31T16:29:50.910000000</meta:creation-date>
    <dc:date>2024-03-31T19:17:28.514000000</dc:date>
    <meta:editing-duration>PT2H16M10S</meta:editing-duration>
    <meta:editing-cycles>3</meta:editing-cycles>
    <meta:generator>LibreOffice/24.2.0.3$Windows_X86_64 LibreOffice_project/da48488a73ddd66ea24cf16bbc4f7b9c08e9bea1</meta:generator>
    <meta:document-statistic meta:table-count="2" meta:cell-count="217" meta:object-count="0"/>
  </office:meta>
</office:document-meta>
</file>